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51401" officeooo:paragraph-rsid="0015140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nuel de 28 años de edad casado u padre de un hijo de tres años de edad finaliza su contrato de de dos años de duracion el dia 30 de septiembre de 2017 habiendo disfrutado de vacaciones antes de finalizar la relacion laboral</text:p>
      <text:p text:style-name="P1">el 20 de septiembre sufre un accidente de trabajo que le mantiene en situacion de incapacitacion temporal hasta el dia 21 de octubre de fecha en la que es dad el alta medica</text:p>
      <text:p text:style-name="P1">la base reguladora de la prestacion por desempleo asciende a 50 euros diarios y la unica el </text:p>
      <text:p text:style-name="P1"/>
      <text:p text:style-name="P1">tiene prestacion por dempleo?</text:p>
      <text:p text:style-name="P1"/>
      <text:p text:style-name="P1">Indicar el plazo de la solicitud para tener la prestacion</text:p>
      <text:p text:style-name="P1">calcular la duracion, la fecha de inicio y la cuant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4T14:33:11.255000000</meta:creation-date>
    <dc:date>2018-05-06T16:50:25.978000000</dc:date>
    <meta:editing-duration>P2DT2H7M4S</meta:editing-duration>
    <meta:editing-cycles>1</meta:editing-cycles>
    <meta:document-statistic meta:table-count="0" meta:image-count="0" meta:object-count="0" meta:page-count="1" meta:paragraph-count="6" meta:word-count="117" meta:character-count="629" meta:non-whitespace-character-count="517"/>
    <meta:generator>LibreOffice/6.0.3.2$Windows_X86_64 LibreOffice_project/8f48d515416608e3a835360314dac7e47fd0b821</meta:generator>
  </office:meta>
</office:document-meta>
</file>